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n sanserif" svg:font-family="'Liberatin san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2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4">
      <style:text-properties fo:color="#212121" style:font-name="Liberation Sans" fo:font-size="10pt" fo:language="none" fo:country="none" fo:font-weight="bold" style:font-name-asian="Noto Sans" style:font-size-asian="10pt" style:language-asian="none" style:country-asian="none" style:font-weight-asian="bold" style:font-name-complex="Noto Sans" style:font-size-complex="10pt" style:language-complex="none" style:country-complex="none" style:font-weight-complex="bold"/>
    </style:style>
    <style:style style:name="ce3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kipedia non-free logo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ogo URL</text:p>
          </table:table-cell>
          <table:table-cell table:style-name="ce1" office:value-type="string" calcext:value-type="string">
            <text:p>Error #4?</text:p>
          </table:table-cell>
          <table:table-cell table:style-name="ce2" table:formula="of:=COUNTIF([.B2:.B153];&quot;=Yes&quot;)/153" office:value-type="float" office:value="0.33333333333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https://en.wikipedia.org/wiki/File:Msdf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CC-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PH-monogram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er_wird_Millionaer_Switzerland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tation_wbtx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FMU_FM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tar_Jalsha_old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own_of_Grimsby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a_série_Montréal-Québec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GK2_logo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Yorkshiretraction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extlocal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tt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rew_Energy_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Allot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eliance_Media_Works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TU_Technologies_logo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KU_Golden_Bear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orthampton_Colleg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ogo_of_the_International_Practical_Shooting_Confederation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spoints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egions-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itsch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WSDB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aldon_Council_1994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alaxy_nexus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hamberlain_hrdlicka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deo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t-ivel-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indowWarriors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ristow_logo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Pikimal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rystalSpringsUplandsSchool-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ational_Basketball_Federation_Kazakhstan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KWMC_station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our_de_Pologne_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ovadnieks_header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ode_Lyoko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LI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Florida_Tarpons_2016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Appjet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USTuniversity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maz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V_Breslauer_Sportfreunde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enterville_IA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MAC_Masters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raficka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lassBox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ighty_Ape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arco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TZN_B94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Ultraelectronics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ullocks_Coaches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HDTV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ebuser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YIPLA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Adaikalamatha_college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S_Cable_&amp;_System_Logo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entral_University_for_Tibetan_Studie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azzio'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ErinGoBraghnewcrest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Zak_Storm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ovecoteRecords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Palace_Theater_Westcliff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Vermont_Reds_cap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OT3_logo_2010.bmp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rand_Union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armelcollege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hayangkara_FC_new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FXSaoPaul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iocese_of_Connecticut_seal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tanns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aldorf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ocumentCloud_company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UpT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AB3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oodwoodrollermarathon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ntario_Junior_B_Lacross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FC_Gundelfingen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insdale_Central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athedral_Church_of_St._Paul_Shield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Institution_of_Environmental_Sciences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AARF_South_African_Audience_Research_Foundation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Iota_logo_250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sillag_Születik2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SPHCL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FC_Eddersheim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ogo_of_Backstage_Lakers_from_Show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HCGriffins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eformed_Theological_College_new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DA_logo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siewart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awaii_Wing_CAP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rady_Campaign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ickoryhs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ITVSundayFeast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irtas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KELA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ETR-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etween_the_Lions_Title_Card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ilmslow_High_School_logo_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Arran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isters_of_Charity_of_New_York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Karhu_(emblem)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trawberrylanetitlecard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ees_Valley_Combined_Authority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PDT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owson_Tigers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ity_of_Kauna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ogo_64DD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EyesLipsFace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oyal_Fusiliers_Badg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ischler_Financial_Group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estover_School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ealth_and_Safety_Executive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Hit107_adelaide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ambisanani-Partnership-Organisation-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oxbury_Latin_School_escutcheon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Forthandtowne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ational_Association_for_Campus_Activities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onair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IFA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dwalla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VetBact_logotyp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111_funny_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penWF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Burgess_Hill_Town_F.C.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Wmlw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J._K._College_logo.gi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owlesc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Jake_Hunter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Real-housewives-of-new-jersey-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elecinco_2012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Marquette_Student_Media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Junk_Food_Flip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outhern_Illinois_University_seal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Juddmonte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Philadelphia_Soul_Home_Helmet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hucklefish_Game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ew_South_Wales_Government_Department_of_Premier_and_Cabinet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NYU_Press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The_Southside_Times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IRB_Infrastructure_(logo)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DriveTime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COA_La_Esperanza_District_in_Trujillo_Province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old_Fever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Latrob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ource_Interlink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rant_High_School_(Mount_Gambier)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SABC_TV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Gloucester,_MA_Seal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FCM_Dorohoi_emblem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File:Outerwal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-objetivo-fam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wfmet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of_Muhammadiyah_University_of_Magela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YeniMalatyaspor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tit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orthern_Michigan_Wildcat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lar_1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ashburn_University_School_of_Law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uendes_Rugby_Club_Crest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R_Islanders_ca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ifeline_Australia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ational_Lampoon_Comedy_Radi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ortuga_Music_Festival_2017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lassic_fm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for_The_Data_Incubato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romotu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apr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ostok_Arsenyev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13_European_Track_Championship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enefonLogo20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K_Pärnu_cres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xford_University_Polo_Club_Cres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BPSA_logo.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ymont_Inn_&amp;_Suite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eekonkSe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his_TV_Baltimor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K_Buxoro_Logo_201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athor_Exploratio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llerCoor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S_Office_Live_Bet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bhm_logo_gree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hampionship_League_Snooker_2012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KMI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rniriv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oanokeSteam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enasala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in_Sham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ustralia_Plu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ini_Monteschiavo_Jesi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cc-logo-3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reasureva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lpri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ourish_Internationa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enter_for_a_Secure_Free_Society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17_PosteMobile_Final_Eigh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ivic_United_Front_Fla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ree_Education_for_Everyone_(FEE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eneluxparliamen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ego_PharaohsQues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lue_Labou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Jawaharlal_Nehru_Technological_University,_Anantapur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lying_Tiger_Copenhage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otti_Sreeramulu_Telugu_University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CA_Wikipedia_Logo_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ycor_Biomedical_Company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nternational_Trauma_Life_Suppor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cLaren_Flat_FC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wansea_Mal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asternTornado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onga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OSEbird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asse-Felix-Logo-201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eothermal_Energy_Associatio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versity_of_Tehra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01_World_Weightlifting_Championship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agbiKlubPartizan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ncordia_University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edford_Rogues_2013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LF_Automotiv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PMC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rab_Organization_for_Industrialization_(logo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AI-logo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dAmericanConference_10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ySingingMonster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runswick_cente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.S._Union_Quint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gpi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yern_Brewing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mbined_Counties_Football_Leagu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ona-Institute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ngelbas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iofuelsCenter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race_Theological_Seminary_(logo)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stner-Knott_Com.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TAND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ixel_Pres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anskar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ddThis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TV2_HD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_Fox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olytechnic_West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mpany_logo_black_swan_dat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ilal_Al-Quds_Clu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LBOAN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older_Media_Wow!_Wow!_Wubbzy!_Wubbzy's_Big_Movi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TN_Elite_tw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reater_Philadelphia_Hispanic_Chamber_of_Commerc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vent0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larkCountyFireDepartment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enguin-Outlin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ueneme_Beach_Festival_(emblem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ssachusettsMadDog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ew_Indig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elemundo_Houston_2013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eninsula_Clario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ietuviu_airijoje_bendruomen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ortAuthorityofNYandNJ_logo_-_old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VHF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oosevel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ulip107F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ockhopper_Exploration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pace_Engineer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IBAAsiaCup20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octor_Poo_bad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riple_M104.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lid_rock_radio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yamoto_International_Corporat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C_Innovation_Counci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velF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ew_England_Central_Railroad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versity_of_Alask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ports_Institute_for_Northern_Ireland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PR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IA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atka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ynard-Elec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OGU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BC_Selec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cone_Grammar_School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CPSSFreedo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noma_County_Roller_Derb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C_Teramo_2002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meron_Universit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rtivis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eneva_Christian_Colleg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14_Women's_Hockey_Champions_Trophy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MT_Canda_201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roxim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ted_Soccer_League_(1984)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pelunker_World_-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versity_of_Wollongong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rike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for_Achieving_for_Children_Social_Enterprise_Company_in_England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ostalgia_Critic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ofstra_Prid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D_Atletico_Nacion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ellsFargoPlaza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ciety_for_the_Promotion_of_Hospice_Car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JU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pfre_Middlesea_plc_official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ozdemic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ATAC_logo-and-name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prilaire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uthparkmall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ilverbridge_Harps_Gaelic_Football_Club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AC-transparent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of_Miss_Universe_German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eswick_Ministrie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eorgia_Central_Railwa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ewWorldFirstBu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ndapalcaralogo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oogle_Drawing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orna_oryahovitsa_airpor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emcup200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mpelsy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VHS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C_Pembroke_se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oys'_High_School_&amp;_College_(Allahabad,_Uttar_Pradesh)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dyssey-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disonCountySchoolsFlorid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ID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henzhen_Energ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lpha_Energy_Solutions_250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WBP-9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imc-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CAARRD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kandals_kiba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avai_College_of_Technology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laMoanaCenter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issension_expsym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TVWorldCupp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reen_Finger_Global_Schoo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RJB-F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mpus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rkJazzFestival2010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ptero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LACSI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MS_Rail_Lines_(logo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hakta_Kavi_Narsinh_Mehta_Universit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d_Rollin_Doll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eetangera_Primary_Schoo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gear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undoMax_WPSJ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ISD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layboy_RadioShow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ardly-Art-logo-we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lca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MBus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owreyLL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ongfeng_Yulo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ZDG155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infield_American_Blend_(Full_Flavour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merica_First_Committe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ICF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K_Partiza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ldwinHillsLogo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Yonkers_Motorcycle_Club_logo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,_Graz_Sweden_A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ityVision2013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eportivo_Coatepequ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AOS_Worldwide_(logo)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heraton_Hotel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riends_of_Clean_Account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MNT1987Serie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ickory_Doc_and_All_his_Friend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CSD_Librar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uelph_Regal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alkerswelcom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of_the_Free_Party_Salzbur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echosTV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eningrad_zoo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CalGas_Logo_20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k_triglav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997nowf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hina_Lumena_New_Materials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in_Glider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pe_Cod_Tim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rlando_Pirat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imerickpos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lvin_College_seal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laska_F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ristol_Pirates_ca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HB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nistryEducationCultureScie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Vivo_por_Elen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bae_w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itachiRailItaly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hakespeare_Santa_Cruz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05_PBA_All-Star_Gam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jercito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ostonmarathon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wansea_City_AFC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anoply_Arts_Festiva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ld_Swinford_Hospita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ost_scriptu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pco_logo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chete201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usiness.hr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S_LZJ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nstitute_of_Groundsmanship_(logo)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nsfield_University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CCU-19201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ak107fm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MH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usprojec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dlandFootballLeagu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ntinh_Original_Ruou-Logo-20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uthSuburbanConference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VEN26-012013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ss_Corp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onarC_Music_Entertainmen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OUT-F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Queen_Elizabeth_Competitio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CvS_Algemee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09_African_Under-17_Championship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SEAN_University_Games_2014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irtranssee06jp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09_atlantic_cup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hire_of_Murra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WG_plc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ucks_Les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_of_the_Reform_Club_of_Hong_Kong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JacksonNationalLife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ity_of_Moncto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mmunityBankNA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arris_Williams_&amp;_Co.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irst_Coast_Railroad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QuestAircraft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mFre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eeds_RLFC_logo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CAelSalv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ioneer_Energy_Horizontal_\\Energy_for_Life™\\"_Logo.png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ritoil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nternational_Institute_for_Conservation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heltenham_Borough_Counci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meraldSquareLogo201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TMQ_Q103.3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treamMyGame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nergijos_skirstymo_operatoriu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lanetHollywood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eople's_Democratic_Temperance_League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urburgring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eoples_Trus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lgary_Stampeders_2012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low_Energy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untdown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uance_Communication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aint_Maur_International_School_Emblem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SU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CRMusicGroup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EnfieldBoroughFC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ational_Library_of_Australi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ams-logo-1946-50.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anMarinoBaseb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nverleigh_Football_Club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LG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awaii_NoKaOi_Radi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ankar_Colleg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remisan_Cellar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16-kids-choice-awards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inde_Hydraulic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anadian_Pacific_Logo_199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1_FC_Union_Solinge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orld_Wrestling_All-Star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ig_Brother_After_Dark_Pop_TV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rango_Northwest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amily_Radi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adio-Nord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ymeCTse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a_Serenísim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sflcl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reedom_Partner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pen_universities_australia_2013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elfield_F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CWP-flag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TU_Uttarakhand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GMC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ainos_Historica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etroSports2010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&amp;P_Telephone_of_WV_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aq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mall_province_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ongv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D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M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versity_at_Buffalo_School_of_Managemen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andoori_Magazin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arty_at_the_Pala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cademic_Magnet_High_Schoo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ew_Stouffer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BTH-AM_20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ashington_Dulles_International_Airport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MKT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rarat_International_Airlin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elammu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ohaBritishSchool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verworld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ierraChart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ttarakhand_Transport_Corporatio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Quirks&amp;Quarks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EMI_and_WEMY_statio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heBlaze_Radio_Network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egends_of_Chim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KRG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ulticoreWar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XBR_Radio_Azure_201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ociety_for_new_music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oay_201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merican_Soccer_League_logo_(2014)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ataproducts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David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ngle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mmedus_Interruptu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University_of_Paris_III_Sorbonne_Nouvell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2013_Atlantic_Sun_Basketball_Championship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KPSI_(AM)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BC_Radi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enter_Alliance_(Norway)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ervice_mark_of_the_Monterey_Bay_Aquarium_Research_Institute_(MBARI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ogoPadmakar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AVG_Logo_201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RNX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erald_R._Ford_International_Airpo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ldwinFrontGate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trathbogie_Shir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orthernersAC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Official_Logo_of_Fantastic_Fes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runerhockey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NJH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WQRK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HemOnc.org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HIK-FM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NPC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otatiLogoEd26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Chihong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Millennium_Logo_1993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Globenew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ego_Atlanti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Israel_Military_Industrie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RCL_2016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Tampa_smokers_cap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Banner_AmuseInc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SLUC_Nanc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Lacrosse_WI_se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Family_7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n.wikipedia.org/wiki/File:Partidodelpueblodepanama.png</text:p>
          </table:table-cell>
          <table:table-cell table:number-columns-repeated="2"/>
        </table:table-row>
      </table:table>
      <table:table table:name="Commons PD text logos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ogo URL</text:p>
          </table:table-cell>
          <table:table-cell table:style-name="ce1" office:value-type="string" calcext:value-type="string">
            <text:p>Error #1?</text:p>
          </table:table-cell>
          <table:table-cell table:style-name="ce3" table:formula="of:=COUNTIF(['Commons PD text logos'.B2:.B151];&quot;=Yes&quot;)/150" office:value-type="float" office:value="0.16" calcext:value-type="float">
            <text:p>0.1600</text:p>
          </table:table-cell>
        </table:table-row>
        <table:table-row table:style-name="ro1">
          <table:table-cell office:value-type="string" calcext:value-type="string">
            <text:p>https://commons.wikimedia.org/wiki/File:TV_Allgäu_Nachrichten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NN_en_Español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Rode_Morgen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ifeOK_logo_2011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ransparent_googl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9Live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-train_service_F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SEM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SV_Buchholz_08-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Fiambres_214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Wolfenstein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TL_Radomsk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anderas_de_la_línea_28_(SemiRAPIDO_y_RAPIDO)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dmontonEXPO2017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Pink_Panther_logo-fr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oncertgebouworkest_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aartvlogo_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errychef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olonization-Logo_v2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Qatar_Charity_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Gmail_Icon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Gadget_Flow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ofserv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W_logo_in_Wyoming_colors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Jugoton_Yugoslavia_Vinil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uropa_Jazz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on_of_the_Bronx_site_header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ATO_OTAN_portrait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UPC_Austria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Hertie_2007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nnovasys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elonen_Her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Gorzelniaski_neu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icrosoft_Office_2013_logo_and_wordmark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laas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TVglobemedia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otorolalogo-large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ew_Zealand_RG-2_(100_kmh)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Hengelermueller-logo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uper_TV_1st_English_title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I_love_KR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Will_and_grac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Jenoptik-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Rbbberlin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nova_Culinary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Wordpress-logo-hoz-rgb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quitise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UT_Logo_Black_NL_lustrum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mazon_Book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oramaxresdefault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jegroup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ontreal_Maroons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omic_MILF_magazine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BelieveDigital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elbst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rowserQuest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ParacatuFC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indtouch_deki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USK18_neu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Oechsler_AG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cdv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alem_Aleikum_Logo_001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EKEM-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Foose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e_Révolté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20Minuten_Logo_ab_mai_2013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SRY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Pueblo_Unid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Codic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e_matin_sem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Omicron_electronics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rodat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bu_Dhabi_Commercial_Bank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mblem_of_Toyota,_Aichi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ตราสัญลักษณ์โรงเรียนสาธิตปทุมวัน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akura_Trick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Fukuoka_City_Subway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iskoveri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SV_Birkenau_Logo.sv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Vich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as_Pelzgewerbe,_1961,_Nr._1,_Titelblatt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ektora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Indiana_205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of_ABBA_Teens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.A.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Uklogo_klein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himadzu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arekold3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etrootsNation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chule-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rueEX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dobe_Fireworks_CS3_icon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vefilm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Harrah's_Las_Vegas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DRV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bacho-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hyssenKruppLog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db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Gag-ludwigshafen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ReiseBank-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avdson_Wildcats_wordmark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Record_News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Interlogo_winter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Nuclear_Fuel_Services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Grêmio_Esportivo_Brasiliense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aira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INDOSIAR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AREC_central_asian_regional_cooperation.jpe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rmA_3_Logo_(Black_Transparent)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MG_official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HCompanyLogoHorizontal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courier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irtesen-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of_Freightliner_Trucks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laska_Air_Group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Pinglogo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G_logo_(2015)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onautv.GI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2016_MLS_Cup_Playoffs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utodoc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elancholia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ercadoLibre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uchanan_2000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KeiserUniversity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Jci_logo.p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der_Bayer_AG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der_EH_Freiburg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Adv08_Citigold_01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okai_Carbon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IZNE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eutsche_Tolkien_Gesellschaft_e.V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incoln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Slov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Rai_Italia_2013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obby_Valentino_-_Come_with_Me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Maschi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Hermes_Schleifmittel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OpenBSD_textual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龐柱琛への感謝状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Det_Radikale_Venstre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HomeSense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Shwood_Eyewear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ive_through_this_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El_chubut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Blitzen-Markenlogo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-mcm-pop_2011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TAM9_microphones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Logo_of_DiziSmart_Premium_HD.p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Cooper_Wheelock_logo.sv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ProSieben_Austria_News_Logo.jp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commons.wikimedia.org/wiki/File:Hashima,_Gifu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i_kosic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ost_SV_Regensburg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DS_Radi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dibl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ebox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mphis_Tigers_wordmark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orddeutsche_Affinerie_AG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eadline_Daily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INAR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tlético_Ri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mdr_AKTUELL_20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ingston_University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mblem_of_Former_Usuki_Oita_chapter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LN_logo_201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BS_World_-_Logotyp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FH212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JRB_1220am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uto_Service_Praxi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alovolpi.f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MF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AFF_Presdential_Forum_(2008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DKBA-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iftwar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LTZ.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chlingman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tipo_del_Ministerio_de_la_Presidenci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enox_Hill_Hospita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topia_Velo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hrman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ransmart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ouse_of_Insight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exus4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reebo_Logo_-_Vertic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he_Pentecostal_Assemblies_of_Canad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mii_logo_es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KN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los_gym_2000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ewis-Clark_State_College_old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ibujo_Domingo_Burgueño_Migue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hlsport_3249f_450x45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ncapçalera_d'El_Periòdic_d'Andorr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Star_Wars_Jedi_Aren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ustri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DC_Bolivi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Plantr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BS-CBN_(2013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rc_Productions_logo_20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TF_Ride_System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annibal_promotional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モリソンフォースターロゴ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adtbahn_Madrid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ustouristik_Tonn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A-Welle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foSuite_logo_blaa_web_100x10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dependiente_first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Janid_Atrediv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Grupo_Av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z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S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C_Hauenstei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of_Jaysh_al-Isl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ky_cinema_family_hd_20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ssen-&amp;-Trinken-für-jeden-Tag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kydrive_logo_and_wordmar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YCS-line-trans-Astoria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bi-bibliotheks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ebCit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ire;Avatar_The_Last_Airbender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ÖBB-Logo_für_Selbstbedienungsstreck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Qt_logo_2013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otebook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_Was_Here_(2004)_by_Francis_Ng,_University_Cultural_Centre,_National_University_of_Singapore_-_2008011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Former_Mihara_Hiroshim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ata_Te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금오공대1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lientspot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cctv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lco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nitoba_Highway_1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ubbermaid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ank_Fire_Department_Hungary_WO-2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Jarde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omber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Agta_Record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yCSpHD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iversal_Networks_Internation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HS_Class_3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uhlsport_Gmb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YVC_Logo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Naturpark_Hoher_Fläming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nimax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froM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РБК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C_Dinos_insignia_(2)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TL_no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ipp3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der_Walliser_Kantonalban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ylter_Bank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irvana-Love-Buzz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ohoo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CU_script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ëvizja_Zgjohu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ASE_10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Regionale_Tarif_Kooperation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wn_windows_logo_vista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akridge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la_gata_201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Fukutomi_Hiroshima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Zelda's_Adventur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gatokyo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ka-maka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Luigi_Mansio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etroit_pistons_wordmark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Лухта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0_white,_blue_rounded_rectangle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tro_Rondizzoni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ubblelogo20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hilgramm1996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selmoment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eoh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exas_Woman's_Universit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ew_Zealand_TW-2B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Schaubuehne_Lindenfel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larity_Capita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hicago_P.D.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rathon_Technologies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ltimateEars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udi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he_Legend_of_Zelda_Mystical_Seed_of_Courag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gnet_Saale_Radweg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op_ku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13th_Street_Universal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r._Greek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avbharat_Times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iserlohner_kreisanzeiger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1960s_Gucci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k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EDA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on_Bosco_color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P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cos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n_American_Anarchist-_The_Life_of_Voltairine_de_Cleyr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izuwakamatsu_Fukushima_chapt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ecretaaria_politica_ec_go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WQCHD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eruvia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rmenia_Aircompany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lder_IBM_Logo_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iacom_blu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selogo2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DOT-CITYLINK-ORANGE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londe_Tour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ROLLER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gnet_NPH_Gelbe_Rout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Imaichi_Tochigi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IU-Brooklyn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idos_Podemos_(B-N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7-Up-Old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mmoth_Mammot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2016-PochvovedenieRU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125th_IOC_session_official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P_-_Harry_Potter_wordmar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housandEyes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obbe_&amp;_Berking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aLiga_1,2,3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porTV_logo_20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affle_House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GFM_Guerrer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CPlogoNe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-croix-rouge-genevois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dium_Publiczn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PadMini3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ocaCola-Gmbh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TV7_XHIMT_1997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eki_neu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JoBro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ar_Wars_white_russian_transparen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IED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OD_On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urbed_logo_(white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iversitätsklinikum_Mannheim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duriko_Iwate_chapter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e_Berli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iktor_und_Viktoria_1933_Logo_00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o._8_Southwest_Gale_or_Storm_Signa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lub_atletico_independiente_villa_obrera_de_san_jua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ufthansa_Group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VNZ_TV2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ilhen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emma_SS_Monza_1912_(dal_2016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o-logo-sm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angmyung_Universit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nitoba_Highway_2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ath_of_Democrac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ngaru_Hokkaido_chapt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uler_Hermes_Kreditversicherung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asel_airport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hatsApp_horizontal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arzilibahn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eveandBarry's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appr_logo_icon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rühl,_front-page_of_a_German_fur_trade_journal_1978-0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uttgarter_Zeitung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Montana_Tech_Component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HK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chwalm-Efze-Weg-R14-Radweg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adioTux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lent_Hill_1999_ntsc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runei_road_sign_-_Soft_Road_Table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aatliche_Lotterieverwaltung_in_Bayer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anda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TV1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1943-The-battle-of-Midway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icha_porter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alaxy_S6_Edge+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dustry_Network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utler_University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elta_Cafés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WS_Simple_Icons_Deployment_Management_AWS_Elastic_BeanStal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Z-schriftzug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Hoover_+_Generaton_Future_CMYK_300dpi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pidemiology_and_Statsitics_for_the_Ophthalmologist_By_Alfred_Som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inja_assassi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icki_Minaj_Starship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aSiete_201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Iris_Vie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dion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otorola_Solution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escent-logo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reamcast_logo_(orange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orico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par-_und_Bauverein_(Hannover)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SU_Athletics_wordmark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c_larg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chulz_Boehmermann_Logo_Blac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rara_Meirochou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tellivision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_Matthew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usion_GP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sere_tollen_Tanten_Logo_00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50+_partij_campaign_poster_20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isplayLink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addo_Magnet_High_Schoo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OVH_Hispan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Bonn_2004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oogle_Scholar_logo_201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lliance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Kompasspoliti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ildarmsseries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asyGO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ondusiv_Technologi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SV_Hannover_old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CQL_forme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ereg_Group_Logo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ogtlandradi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il-Jon-logo-copi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eichkönig_Logo_neu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eeksphon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SI_logo_ne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incont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Pilz_GmbH_&amp;_Co._KG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exas–Rio_Grande_Valley_Vaqueros_alternat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iauiEsporteClub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uisseNautic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uturama_1999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eutsche_Rentenversicherung_Baden-Württemberg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TML-old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obert_Morris_Colonials_wordmar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urostar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rasil_Tennis_Cup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ontaktia_logo2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bb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ission_innovatio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entium_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Former_Tonami_Toyam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aumont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antech-curitel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sma2_7osna_eng_(evidenced)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glu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+og-met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wiss_conformity_mark_SEV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Самопоміч_ГО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lpha_Denshi_Corporatio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AU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TVP2_z_lat_1981-1987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erkehrsverbundberlinbrandenburg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ind_River_System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Zalma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TML_toolti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ire_Record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he_proposed_Kenya_Shilling_symbol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SB_SuperSpeed_10_Gbps_Trident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empus_Word_Logo_klein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ocky_Mountain_College_of_Art_+_Desig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PAHK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inghamton_University_State_University_of_New_York_logo_(7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ST-201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ampos_Elyseo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orm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ntenne_Steiermark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ytoget_AS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reslauer_FV_0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reen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rt_Canada_Institute_Logo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DokeosFRancai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ower-Corporation-of-Canada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YPS-Logo-2012-1024x73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rish_Examiner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OF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phis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rance_4_HD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Phantomlab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krata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ew_Zealand_road_sign_-_Entry_Only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P_Clásic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Select-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vincible_Logo_Blank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3_(1967-1979_New_York_City_Subway_bullet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eseau_Penn_ar_Bed_3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epfather_II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TC_One_V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NTA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TV_HD_Logo_2013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mblem_of_the_Croatian_Democratic_Unio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orddeutsche_Eisenbahngesellschaft_Niebüll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Zentiva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magine_Entertainment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ne_Punch_Ma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olde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ontage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S-Home-System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mu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grupación_Socialista_Gomera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LKP_Banner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go-logo-purpl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ot_TK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SC1956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anhart_(Unternehmen)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tro-North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fficial_Dixon_University_Cente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Yes_Californi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+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rgenpesos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ocl-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rupo_Bel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hevrolet_logo_199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aMT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erlagsgruppe_Rhein_Mai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epublic-clothing-logo-desig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EVERN_RECORDS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3_Communications_Group,_Inc.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etwork_Ten_logo_(solid_yellow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allout_3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of_the_people's_party_(south_korea)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port1_hu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-_Ľudová_strana_Naše_Slovensko_-_People's_Party_Our_Slovakia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A36-2007_C.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War_starts_here_logo_sv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PI-LOGO-CLAUSEN_BOSSE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OnStar_2D_logo_2016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Clarion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s_Medanos_College_logo.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Meiji_100_years_young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Nineteen63_(New_Order_album_-_cover_art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D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Mercedes_GP_Petronas_2011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hewar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Jobs_movie_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OD_economi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lag_of_the_Hungarian_Communist_Workers'_Party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Renault_F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hoppylandlogonew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The_Good_Guy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ippincott_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IPS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amburg@work-Log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-freccia-no-claim-black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DIALOGA_GROUP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AcapulcoShore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audegen-Schriftzug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AC-Logo-la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ited_States_Military_Academy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Roma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Fachhochschule_Brandenburg_logo_alt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GNU_IceCat_3.0.1-g1_about_lh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anne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SPD_LV_Bayern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ALSO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Kara_Para_Aşk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StartOut_Logo_201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Blumenau_EC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metroHealt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Hyves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Unsionlog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stación_República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Escudo_del_Club_Atlético_Tigre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Vektor_logo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ons.wikimedia.org/wiki/File:Logo_Verkehrsgesellschaft_Bregtal.sv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Wikipedia non-free logos'.A1:'Wikipedia non-free logos'.B551" table:display-filter-buttons="true"/>
        <table:database-range table:name="__Anonymous_Sheet_DB__1" table:target-range-address="'Commons PD text logos'.A1:'Commons PD text logos'.B5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n sanserif" svg:font-family="'Liberatin san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7:40:21.42933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3:16:10.055190942</meta:creation-date>
    <meta:generator>LibreOffice/5.1.6.2$Linux_X86_64 LibreOffice_project/10m0$Build-2</meta:generator>
    <dc:date>2017-12-05T18:23:47.504870660</dc:date>
    <meta:editing-duration>PT23M48S</meta:editing-duration>
    <meta:editing-cycles>3</meta:editing-cycles>
    <meta:document-statistic meta:table-count="2" meta:cell-count="1407" meta:object-count="0"/>
  </office:meta>
</office:document-meta>
</file>